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f10" officeooo:paragraph-rsid="001fdf10"/>
    </style:style>
    <style:style style:name="P2" style:family="paragraph" style:parent-style-name="Standard">
      <style:text-properties officeooo:rsid="0021cbb1" officeooo:paragraph-rsid="0021cbb1"/>
    </style:style>
    <style:style style:name="P3" style:family="paragraph" style:parent-style-name="Standard">
      <style:text-properties officeooo:rsid="0022f231" officeooo:paragraph-rsid="0022f231"/>
    </style:style>
    <style:style style:name="P4" style:family="paragraph" style:parent-style-name="Standard">
      <style:text-properties fo:font-weight="bold" officeooo:rsid="001fdf10" officeooo:paragraph-rsid="001fdf1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INGS TO CHANGE</text:p>
      <text:p text:style-name="P1">Home page:</text:p>
      <text:p text:style-name="P1">1. Move all logins to different pages and leave the home page blank with only the picture showing.</text:p>
      <text:p text:style-name="P1">2. Add system information and description to the home page</text:p>
      <text:p text:style-name="P1"/>
      <text:p text:style-name="P1">Dashboards:</text:p>
      <text:p text:style-name="P1">1. Background images should be different for various users</text:p>
      <text:p text:style-name="P1">2.</text:p>
      <text:p text:style-name="P1"/>
      <text:p text:style-name="P2">Class:</text:p>
      <text:p text:style-name="P2">1. Change section to year</text:p>
      <text:p text:style-name="P1"/>
      <text:p text:style-name="P2">Student Admission:</text:p>
      <text:p text:style-name="P2">1. Remove email section</text:p>
      <text:p text:style-name="P2">2. Student id should be made primary key (Currently duplication is possible).</text:p>
      <text:p text:style-name="P2"/>
      <text:p text:style-name="P2"/>
      <text:p text:style-name="P3">Result:</text:p>
      <text:p text:style-name="P3">1. Add school crest to result page.</text:p>
      <text:p text:style-name="P3">2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20:51:59.433004602</meta:creation-date>
    <dc:date>2023-08-19T13:25:57.328966316</dc:date>
    <meta:editing-duration>PT15H23M16S</meta:editing-duration>
    <meta:editing-cycles>1</meta:editing-cycles>
    <meta:document-statistic meta:table-count="0" meta:image-count="0" meta:object-count="0" meta:page-count="1" meta:paragraph-count="15" meta:word-count="77" meta:character-count="446" meta:non-whitespace-character-count="384"/>
    <meta:generator>LibreOffice/7.3.7.2$Linux_X86_64 LibreOffice_project/30$Build-2</meta:generator>
  </office:meta>
</office:document-meta>
</file>